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7dc5f" officeooo:paragraph-rsid="0007dc5f" style:font-size-asian="14pt" style:font-size-complex="14pt"/>
    </style:style>
    <style:style style:name="P2" style:family="paragraph" style:parent-style-name="Standard">
      <style:paragraph-properties fo:text-align="justify" style:justify-single-word="false"/>
      <style:text-properties fo:font-size="14pt" officeooo:rsid="0007dc5f" officeooo:paragraph-rsid="000996fc" style:font-size-asian="14pt" style:font-size-complex="14pt"/>
    </style:style>
    <style:style style:name="P3" style:family="paragraph" style:parent-style-name="Standard">
      <style:paragraph-properties fo:text-align="justify" style:justify-single-word="false"/>
      <style:text-properties fo:font-size="14pt" officeooo:rsid="000996fc" officeooo:paragraph-rsid="000996fc" style:font-size-asian="14pt" style:font-size-complex="14pt"/>
    </style:style>
    <style:style style:name="P4" style:family="paragraph" style:parent-style-name="Standard">
      <style:paragraph-properties fo:text-align="justify" style:justify-single-word="false"/>
      <style:text-properties fo:font-size="14pt" officeooo:rsid="000996fc" officeooo:paragraph-rsid="000996fc" style:font-size-asian="14pt" style:font-size-complex="14pt"/>
    </style:style>
    <style:style style:name="P5" style:family="paragraph" style:parent-style-name="Standard">
      <style:paragraph-properties fo:text-align="justify" style:justify-single-word="false"/>
      <style:text-properties fo:font-size="14pt" officeooo:rsid="000996fc" officeooo:paragraph-rsid="000d9d06" style:font-size-asian="14pt" style:font-size-complex="14pt"/>
    </style:style>
    <style:style style:name="P6" style:family="paragraph" style:parent-style-name="Standard">
      <style:paragraph-properties fo:text-align="justify" style:justify-single-word="false"/>
      <style:text-properties fo:font-size="14pt" officeooo:rsid="000996fc" officeooo:paragraph-rsid="000f6e2f" style:font-size-asian="14pt" style:font-size-complex="14pt"/>
    </style:style>
    <style:style style:name="P7" style:family="paragraph" style:parent-style-name="Standard">
      <style:paragraph-properties fo:text-align="justify" style:justify-single-word="false"/>
      <style:text-properties fo:font-size="14pt" officeooo:rsid="0007dc5f" officeooo:paragraph-rsid="0007dc5f" style:font-size-asian="14pt" style:font-size-complex="14pt"/>
    </style:style>
    <style:style style:name="P8" style:family="paragraph" style:parent-style-name="Standard">
      <style:paragraph-properties fo:text-align="justify" style:justify-single-word="false"/>
      <style:text-properties fo:font-size="14pt" officeooo:rsid="000d9d06" officeooo:paragraph-rsid="000d9d06" style:font-size-asian="14pt" style:font-size-complex="14pt"/>
    </style:style>
    <style:style style:name="P9" style:family="paragraph" style:parent-style-name="Standard">
      <style:paragraph-properties fo:text-align="justify" style:justify-single-word="false"/>
      <style:text-properties fo:font-size="14pt" officeooo:rsid="000d9d06" officeooo:paragraph-rsid="0011d14d" style:font-size-asian="14pt" style:font-size-complex="14pt"/>
    </style:style>
    <style:style style:name="P10" style:family="paragraph" style:parent-style-name="Standard">
      <style:paragraph-properties fo:text-align="justify" style:justify-single-word="false"/>
      <style:text-properties fo:font-size="14pt" officeooo:rsid="0011d14d" officeooo:paragraph-rsid="0011d14d" style:font-size-asian="14pt" style:font-size-complex="14pt"/>
    </style:style>
    <style:style style:name="P11" style:family="paragraph" style:parent-style-name="Standard">
      <style:paragraph-properties fo:text-align="justify" style:justify-single-word="false"/>
      <style:text-properties fo:font-size="14pt" officeooo:rsid="00149ef1" officeooo:paragraph-rsid="00149ef1" style:font-size-asian="14pt" style:font-size-complex="14pt"/>
    </style:style>
    <style:style style:name="T1" style:family="text">
      <style:text-properties officeooo:rsid="0008ee0a"/>
    </style:style>
    <style:style style:name="T2" style:family="text">
      <style:text-properties officeooo:rsid="000996fc"/>
    </style:style>
    <style:style style:name="T3" style:family="text">
      <style:text-properties officeooo:rsid="000aa781"/>
    </style:style>
    <style:style style:name="T4" style:family="text">
      <style:text-properties officeooo:rsid="000bd780"/>
    </style:style>
    <style:style style:name="T5" style:family="text">
      <style:text-properties officeooo:rsid="000d9d06"/>
    </style:style>
    <style:style style:name="T6" style:family="text">
      <style:text-properties officeooo:rsid="000f6e2f"/>
    </style:style>
    <style:style style:name="T7" style:family="text">
      <style:text-properties officeooo:rsid="000fdd7c"/>
    </style:style>
    <style:style style:name="T8" style:family="text">
      <style:text-properties officeooo:rsid="0013d09e"/>
    </style:style>
    <style:style style:name="T9" style:family="text">
      <style:text-properties officeooo:rsid="0016602d"/>
    </style:style>
    <style:style style:name="T10" style:family="text">
      <style:text-properties officeooo:rsid="0018f0f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Ιστορική αναδρομή</text:p>
      <text:p text:style-name="P1"/>
      <text:p text:style-name="P8">Α. Η πρώτη αναφορά του όρου</text:p>
      <text:p text:style-name="P1"/>
      <text:p text:style-name="P1"><text:tab/><text:span text:style-name="T5">Ο όρος</text:span> του N-version Programming (NVP) εισήχθη αρχικά το 1977, ως εξής: το N-Version Programming ορίστηκε ως η ανεξάρτητη δημιουργία<draw:frame draw:style-name="fr1" draw:name="Object1" text:anchor-type="as-char" svg:y="-0.377cm" svg:width="1.115cm" svg:height="0.467cm" draw:z-index="0"><draw:object xlink:href="./Object 1" xlink:type="simple" xlink:show="embed" xlink:actuate="onLoad"/><draw:image xlink:href="./ObjectReplacements/Object 1" xlink:type="simple" xlink:show="embed" xlink:actuate="onLoad"/></draw:frame>λειτουργικά ισοδύναμων προγραμμάτων από τις ίδιες αρχικές προδιαγραφές. Τα Ν προγράμματα κατέχουν όλες τις αναγκαίες ιδιότητες για την ταυτόχρονη εκτέλεση, κατά την οποία διανύσματα σύγκρισης (c-vectors) δημιουργούνται από τα προγράμματα σε συγκεκριμένα σημεία της. Οι μεταβλητές κατάστασης του προγράμματος, οι οποίες πρέπει να συμπεριλαμβάνονται σε κάθε c-vector, καθώς και τα σημεία ελέγχου (cc-points), στα οποία τα c-vectors πρόκειται να δημιουργηθούν, πρέπει να οριστούν μαζί με τις αρχικές προδιαγραφές.</text:p>
      <text:p text:style-name="P1"><text:tab/><text:span text:style-name="T1">Με τον όρο “</text:span>ανεξάρτητη δημιουργία των προγραμμάτων” <text:span text:style-name="T1">δηλώνονται οι προσπάθειες που γίνονται από Ν άτομα ή ομάδες, οι οποίες δεν έχουν επικοινωνία μεταξύ τους. Όποτε είναι δυνατόν, διαφορετικοί αλγόριθμοι και γλώσσες προγραμματισμού χρησιμοποιούνται σε κάθε προσπάθεια. </text:span></text:p>
      <text:p text:style-name="P1"><text:tab/><text:span text:style-name="T1">Οι αναφερόμενες “αρχικές προδιαγραφές” είναι οι επίσημες προδιαγραφές γραμμένες σε μια γλώσσα προιδαγραφών. Ο στόχος αυτών είναι να δηλωθούν οι λειτουργικές απαιτήσεις συνολικά και με σαφήνεια, αφήνοντας την ευρύτερη δυνατή επιλογή υλοποιήσεων στις Ν προσπάθειες. </text:span></text:p>
      <text:p text:style-name="P1"><text:tab/><text:span text:style-name="T1">Οι ενέργειες που πρέπει να γίνουν στα cc-points, μετά την ανταλλαγή των c-vectors ορίζονται και αυτές στις αρχικές προδιαγραφές.</text:span></text:p>
      <text:p text:style-name="P2"><text:tab/><text:span text:style-name="T2">Τα επόμενα δεκαεπτά χρόνια έγιναν πολυάριθμες έρευνες και αρκετές πρακτικές εφαρμογές της ιδέας του NVP. Βάσει αυτών ορίστηκαν τρία στοιχεία της προσέγγισης <text:s/>του NVP στα ανεκτικά σε λάθη λογισμικά. Αυτά είναι:</text:span></text:p>
      <text:p text:style-name="P3">α) Η διαδικασία των αρχικών προδιαγραφών και του NVP στοχεύει στη διασφάλιση της ανεξαρτησίας και της λειτουργικής ισοδυναμίας των Ν ανεξάρτητων προγραμματιστικών προσπαθειών. </text:p>
      <text:p text:style-name="P3">β) Το προϊόν (NVS) της διαδικασίας του NVP πρέπει να έχει τις ιδιότητες για ταυτόχρονη εκτέλεση στα ορισμένα cc-points και c-vectors για τον αλγόριθμο απόφασης. </text:p>
      <text:p text:style-name="P3">γ) Το περιβάλλον (N-version executive, ή NVX), το οποίο υποστηρίζει την εκτέλεση του λογισμικού NVS και παρέχει τον αλγόριθμο απόφασης στα ορισμένα cc-points.</text:p>
      <text:p text:style-name="P3"><text:tab/><text:span text:style-name="T3">Τα τρία αυτά στοιχεία του NVP είναι μοναδικά στη διαδικασία δημιουργίας λογισμικού πολλαπλών εκδοχών, αλλά θα ήταν περιττά στη διαδικασία ανάπτυξης λογισμικού μιας εκδοχής.</text:span></text:p>
      <text:p text:style-name="P5"><text:tab/></text:p>
      <text:p text:style-name="P5"/>
      <text:p text:style-name="P8"><text:soft-page-break/>Β. Η αρχική ιδέα</text:p>
      <text:p text:style-name="P5"/>
      <text:p text:style-name="P6"><text:span text:style-name="T4"><text:tab/>Ακόμα και πριν το 1977, ωστόσο, διανύοντας την δεκαετία του 1830, είχε υπάρξει η ιδέα του υπολογισμού πολλαπλών εκδοχών. Όπως αναφέρεται στην εφημερίδα Edinburgh Review το 1834, στο άρθρο του Dionysius Lardner “Babbage’ s Calculation Engine”: ο πιο σίγουρος και αποτελεσματικός έλεγχος των λαθών, κατά τη διάρκεια του υπολογισμού, είναι οι υπολογισμοί αυτοί να γίνονται από διαφορετικούς χειριστές και με διαφορετικές μεθόδους. </text:span></text:p>
      <text:p text:style-name="P6"><text:span text:style-name="T4"><text:tab/>Τρία χρόνια αργότερα και ο ίδιος ο Babbage αναφέρει σε χειρόγραφό του ότι, όταν η φόρμουλα που πρέπει να υπολογιστεί είναι πολύ περίπλοκη και μπορεί να υπολογιστεί με δυο ή παραπάνω αλγεβρικούς τρόπους εξάγοντας τα ίδια αποτελέσματα, τότε μπορούμε να είμαστε σίγουροι ότι οι υπολογισμοί είναι ακριβείς. </text:span></text:p>
      <text:p text:style-name="P5"/>
      <text:p text:style-name="P5"/>
      <text:p text:style-name="P8">Γ. Η πρώτη προσπάθεια <text:span text:style-name="T6">δημιουργίας παραδείγματος*</text:span></text:p>
      <text:p text:style-name="P8"/>
      <text:p text:style-name="P9"><text:tab/><text:span text:style-name="T6">Το 1975, στις ερευνητικές εγκαταστάσεις του πανεπιστημίου της Καλιφόρνια (UCLA), ξεκίνησε η διαδικασία για την ανάπτυξη ενός παραδείγματος που αφορά τη δημιουργία λογισμικού πολλαπλών εκδοχών (NVP), ως μέρος μιας έρευνας πάνω στους αξιόπιστους υπολογισμούς (reliable computing) , η οποία είχε αρχίσει ήδη από το 1961. Το παράδειγμα αυτό αφορούσε μονάδες υλισμικού (hardware), όπως το Triple modular redundancy (TMR), το οποίο λειτουργούσε ως αλγόριθμος απόφασης στο λογισμικό πολλαπλών εκδοχών. </text:span></text:p>
      <text:p text:style-name="P9"><text:span text:style-name="T6"><text:tab/>Η διαδικασία αυτή που άρχισε στο UCLA, αρχικά ονομάστηκε “Redundant Programming”, αλλά κατά τη διάρκεια των επόμενων δυο ετών, αυτή μετονομάστηκε σε N-version Programming, όρος ο οποίος έμελλε να καθιερωθεί ως σήμερα και χρησιμοποιείται ευρέως. </text:span></text:p>
      <text:p text:style-name="P8"/>
      <text:p text:style-name="P8"/>
      <text:p text:style-name="P10">Δ. Το μοντέλο RB</text:p>
      <text:p text:style-name="P10"/>
      <text:p text:style-name="P10"><text:tab/>Το 1970, ξεκίνησε στο πανεπιστήμιο του Newcastle μια μακροχρόνια έρευνα, με θέμα τα συστήματα αξιόπιστων υπολογισμών (reliable computing systems). <text:span text:style-name="T8">Ένα από τα αποτελέσματα της έρευνας αυτής ήταν η προσέγγιση του Recovery Block (RB) πάνω στο λογισμικό ανεκτικό σε λάθη και κατ’ επέκταση στο λογισμικό πολλαπλών εκδοχών (NVP). </text:span></text:p>
      <text:p text:style-name="P10"><text:tab/><text:span text:style-name="T8">Στην προσέγγιση του RB, </text:span><text:span text:style-name="T8"><draw:frame draw:style-name="fr2" draw:name="Object2" text:anchor-type="as-char" svg:y="-0.377cm" svg:width="1.115cm" svg:height="0.467cm" draw:z-index="1"><draw:object xlink:href="./Object 2" xlink:type="simple" xlink:show="embed" xlink:actuate="onLoad"/><draw:image xlink:href="./ObjectReplacements/Object 2" xlink:type="simple" xlink:show="embed" xlink:actuate="onLoad"/></draw:frame></text:span><text:span text:style-name="T8">εναλλακτικές εκδοχές και ένα τέστ αποδοχής (acceptance test) οργανώνονται σε παρόμοια μορφή, με την τεχνική του δυναμικού πλεονασμού (dynamic redundancy ή standby sparing) στο υλισμικό. Το RB </text:span><text:soft-page-break/><text:span text:style-name="T8">χρησιμοποιεί λογισμικό, αλλά και υλισμικό, ώστε να είναι ικανό να ανιχνεύει πιθανά λάθη, εφαρμόζοντας το τέστ αποδοχής στην πρώτη εναλλακτική εκδοχή. Αν το τεστ αυτό δεν είναι επιτυχές, τότε εφαρμόζεται η τεχνική επαναφοράς που ακολουθείται από την εκτέλεση της επόμενης εναλλακτικής εκδοχής. Η επαναφορά θεωρείται επιτυχής, όταν το τεστ αποδοχής έχει ολοκληρωθεί με επιτυχία.</text:span></text:p>
      <text:p text:style-name="P10"/>
      <text:p text:style-name="P10"/>
      <text:p text:style-name="P11">Ε. Συμπέρασμα</text:p>
      <text:p text:style-name="P11"/>
      <text:p text:style-name="P11"><text:tab/>Καθίσταται λοιπόν σαφές, μετά από τη σύντομη αυτή ιστορική αναδρομή, ότι μπορεί ο όρος N-version Programming να έχει πίσω του μικρή ιστορία και να παρουσιάζεται για πρώτη φορά πριν μόλις 41 χρόνια, ωστόσο η ιδέα της δημιουργίας ενός ανεκτικού σε λάθη λογισμικού που θα γινόταν αρωγός στην προσπάθεια για αξιόπιστους υπολογισμούς δεν είναι και τόσο πρόσφατη. Αυτό το γεγονός επιβεβαιώνει και αναδεικνύει τη μεγάλη ανάγκη που υπήρχε ανέκαθεν για ένα τέτοιο λογισμικό. Στ<text:span text:style-name="T10">α</text:span> επόμεν<text:span text:style-name="T10">α</text:span> κεφάλαι<text:span text:style-name="T10">α</text:span> θα δειχθεί ο τρόπος με τον οποίο το NVP λειτουργεί και το <text:span text:style-name="T9">αν τελικά μπορεί να επιλύσει τα προβλήματα που εμφανίζονται σε λογισμικά μονής εκδοχή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fdd7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order-top="0.06pt solid #000000" fo:border-bottom="none" fo:border-left="none" fo:border-right="none" fo:padding="0.051cm" style:shadow="none" fo:background-color="transparent" draw:fill="none" draw:fill-color="#ffffff"/>
      </style:footer-style>
    </style:page-layout>
  </office:automatic-styles>
  <office:master-styles>
    <style:master-page style:name="Standard" style:page-layout-name="Mpm1">
      <style:footer>
        <text:p text:style-name="Footer">* <text:span text:style-name="MT1">Ο όρος παράδειγμα εδώ μεταφράζεται από τον αγγλικό όρο paradigm, ο οποίος ορίζει έναν οδηγό δημιουργίας του NV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7:36:14.229792084</meta:creation-date>
    <dc:date>2018-06-09T14:10:23.893546162</dc:date>
    <meta:editing-duration>PT6M13S</meta:editing-duration>
    <meta:editing-cycles>3</meta:editing-cycles>
    <meta:generator>LibreOffice/5.1.6.2$Linux_X86_64 LibreOffice_project/10m0$Build-2</meta:generator>
    <meta:document-statistic meta:table-count="0" meta:image-count="0" meta:object-count="2" meta:page-count="3" meta:paragraph-count="24" meta:word-count="790" meta:character-count="5461" meta:non-whitespace-character-count="4670"/>
  </office:meta>
</office:document-meta>
</file>

<file path=Object 1/content.xml><?xml version="1.0" encoding="utf-8"?>
<math xmlns="http://www.w3.org/1998/Math/MathML" display="block">
  <semantics>
    <mrow>
      <mi>Ν</mi>
      <mo stretchy="false">≥</mo>
      <mn>2</mn>
    </mrow>
    <annotation encoding="StarMath 5.0">Ν &gt;= 2</annotation>
  </semantics>
</math>
</file>

<file path=Object 2/content.xml><?xml version="1.0" encoding="utf-8"?>
<math xmlns="http://www.w3.org/1998/Math/MathML" display="block">
  <semantics>
    <mrow>
      <mi>Ν</mi>
      <mo stretchy="false">≥</mo>
      <mn>2</mn>
    </mrow>
    <annotation encoding="StarMath 5.0">Ν &gt;= 2</annotation>
  </semantics>
</math>
</file>